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1.251cm" fo:margin-right="0cm" fo:text-indent="0cm" style:auto-text-indent="false"/>
      <style:text-properties officeooo:rsid="001a0de9" officeooo:paragraph-rsid="001a0de9"/>
    </style:style>
    <style:style style:name="P2" style:family="paragraph" style:parent-style-name="Text_20_body">
      <style:text-properties officeooo:paragraph-rsid="001924d1"/>
    </style:style>
    <style:style style:name="P3" style:family="paragraph" style:parent-style-name="Heading_20_1">
      <style:text-properties officeooo:rsid="001924d1" officeooo:paragraph-rsid="001924d1"/>
    </style:style>
    <style:style style:name="P4" style:family="paragraph" style:parent-style-name="Text_20_body" style:list-style-name="L1">
      <style:text-properties officeooo:rsid="001924d1" officeooo:paragraph-rsid="001924d1"/>
    </style:style>
    <style:style style:name="P5" style:family="paragraph" style:parent-style-name="Text_20_body">
      <style:text-properties officeooo:rsid="001924d1" officeooo:paragraph-rsid="001924d1"/>
    </style:style>
    <style:style style:name="P6" style:family="paragraph" style:parent-style-name="Text_20_body" style:list-style-name="L1">
      <style:text-properties officeooo:rsid="001a0de9" officeooo:paragraph-rsid="001a0de9"/>
    </style:style>
    <style:style style:name="P7" style:family="paragraph" style:parent-style-name="Text_20_body" style:list-style-name="L1">
      <style:text-properties officeooo:rsid="001ae9b2" officeooo:paragraph-rsid="001ae9b2"/>
    </style:style>
    <style:style style:name="P8" style:family="paragraph" style:parent-style-name="Text_20_body" style:list-style-name="L1">
      <style:text-properties officeooo:rsid="001c9828" officeooo:paragraph-rsid="001c9828"/>
    </style:style>
    <style:style style:name="T1" style:family="text">
      <style:text-properties officeooo:rsid="001c982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Questionnaire</text:h>
      <text:p text:style-name="P2"/>
      <text:list xml:id="list3482891169" text:style-name="L1">
        <text:list-item>
          <text:p text:style-name="P4">When do we use a ModelForm to build a form?</text:p>
        </text:list-item>
      </text:list>
      <text:p text:style-name="P5"><text:tab/><text:span text:style-name="T1">Cuando queremos crear información basada en un modelo ya creado.</text:span></text:p>
      <text:list xml:id="list142719057393494" text:continue-numbering="true" text:style-name="L1">
        <text:list-item>
          <text:p text:style-name="P4">When do we use a Form class to build a form?</text:p>
          <text:p text:style-name="P8">Usando las clases Form podemos tratar los datos y modificar a nuestro gusto definiendo métodos, también se puede validar la información pasada por el formulario<text:span text:style-name="T3">.</text:span><text:span text:style-name="T3"/></text:p>
        </text:list-item>
        <text:list-item>
          <text:p text:style-name="P4">Difference between the get and post method in the Class Views.</text:p>
        </text:list-item>
        <text:list-item>
          <text:p text:style-name="P6">Is the following code correct? Explain the reason.</text:p>
        </text:list-item>
      </text:list>
      <text:p text:style-name="P1"><text:s text:c="2"/>&lt;form method=”post”&gt;<text:line-break/> <text:s text:c="3"/>&lt;label for="username"&gt;Your name&lt;/label&gt;<text:line-break/> <text:s text:c="3"/>&lt;input id="username" name="username" type="text"&gt;<text:line-break/> <text:s text:c="3"/>&lt;button&gt;Send&lt;/button&gt;<text:line-break/> <text:s/>&lt;/form&gt;</text:p>
      <text:list xml:id="list142720158622734" text:continue-numbering="true" text:style-name="L1">
        <text:list-item>
          <text:p text:style-name="P7">Which of the Class Views that we have studied can be used without a model?</text:p>
        </text:list-item>
        <text:list-item>
          <text:p text:style-name="P7">Indicate the diferences between the FormView and the CreateView?</text:p>
        </text:list-item>
        <text:list-item>
          <text:p text:style-name="P7">Is it necessary to have a ModelForm in order to use a CreateView? What is the advantage of using a ModelForm in this case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20:35:18.559000000</meta:creation-date>
    <dc:date>2025-02-06T14:27:18.764217372</dc:date>
    <meta:editing-duration>PT13M8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11" meta:word-count="142" meta:character-count="868" meta:non-whitespace-character-count="727"/>
  </office:meta>
</office:document-meta>
</file>